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ce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PAGERAN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MIN([.F4:.M4])" office:value-type="float" office:value="3.47446" calcext:value-type="float">
            <text:p>3.47446</text:p>
          </table:table-cell>
          <table:table-cell table:style-name="ce1" table:formula="of:=MAX([.F4:.M4])" office:value-type="float" office:value="52.9915" calcext:value-type="float">
            <text:p>52.9915</text:p>
          </table:table-cell>
          <table:table-cell table:style-name="ce1" table:formula="of:=AVERAGE([.F4:.M4])" office:value-type="float" office:value="39.2495075" calcext:value-type="float">
            <text:p>39.2495075</text:p>
          </table:table-cell>
          <table:table-cell office:value-type="float" office:value="256" calcext:value-type="float">
            <text:p>256</text:p>
          </table:table-cell>
          <table:table-cell office:value-type="float" office:value="3.47446" calcext:value-type="float">
            <text:p>3.47446</text:p>
          </table:table-cell>
          <table:table-cell office:value-type="float" office:value="40.1084" calcext:value-type="float">
            <text:p>40.1084</text:p>
          </table:table-cell>
          <table:table-cell office:value-type="float" office:value="40.4571" calcext:value-type="float">
            <text:p>40.4571</text:p>
          </table:table-cell>
          <table:table-cell office:value-type="float" office:value="48.5569" calcext:value-type="float">
            <text:p>48.5569</text:p>
          </table:table-cell>
          <table:table-cell office:value-type="float" office:value="40.0325" calcext:value-type="float">
            <text:p>40.0325</text:p>
          </table:table-cell>
          <table:table-cell office:value-type="float" office:value="44.5573" calcext:value-type="float">
            <text:p>44.5573</text:p>
          </table:table-cell>
          <table:table-cell office:value-type="float" office:value="43.8179" calcext:value-type="float">
            <text:p>43.8179</text:p>
          </table:table-cell>
          <table:table-cell office:value-type="float" office:value="52.9915" calcext:value-type="float">
            <text:p>52.99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F5:.M5])" office:value-type="float" office:value="3.40755" calcext:value-type="float">
            <text:p>3.40755</text:p>
          </table:table-cell>
          <table:table-cell table:style-name="ce2" table:formula="of:=MAX([.F5:.M5])" office:value-type="float" office:value="87.6543" calcext:value-type="float">
            <text:p>87.6543</text:p>
          </table:table-cell>
          <table:table-cell table:formula="of:=AVERAGE([.F5:.M5])" office:value-type="float" office:value="67.33393125" calcext:value-type="float">
            <text:p>67.33393125</text:p>
          </table:table-cell>
          <table:table-cell office:value-type="float" office:value="128" calcext:value-type="float">
            <text:p>128</text:p>
          </table:table-cell>
          <table:table-cell office:value-type="float" office:value="3.40755" calcext:value-type="float">
            <text:p>3.40755</text:p>
          </table:table-cell>
          <table:table-cell office:value-type="float" office:value="65.6258" calcext:value-type="float">
            <text:p>65.6258</text:p>
          </table:table-cell>
          <table:table-cell office:value-type="float" office:value="62.9471" calcext:value-type="float">
            <text:p>62.9471</text:p>
          </table:table-cell>
          <table:table-cell office:value-type="float" office:value="83.5299" calcext:value-type="float">
            <text:p>83.5299</text:p>
          </table:table-cell>
          <table:table-cell office:value-type="float" office:value="66.0462" calcext:value-type="float">
            <text:p>66.0462</text:p>
          </table:table-cell>
          <table:table-cell office:value-type="float" office:value="85.4513" calcext:value-type="float">
            <text:p>85.4513</text:p>
          </table:table-cell>
          <table:table-cell office:value-type="float" office:value="84.0093" calcext:value-type="float">
            <text:p>84.0093</text:p>
          </table:table-cell>
          <table:table-cell office:value-type="float" office:value="87.6543" calcext:value-type="float">
            <text:p>87.654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IN([.F6:.M6])" office:value-type="float" office:value="8.50434" calcext:value-type="float">
            <text:p>8.50434</text:p>
          </table:table-cell>
          <table:table-cell table:style-name="ce3" table:formula="of:=MAX([.F6:.M6])" office:value-type="float" office:value="190.498" calcext:value-type="float">
            <text:p>190.498</text:p>
          </table:table-cell>
          <table:table-cell table:style-name="ce4" table:formula="of:=AVERAGE([.F6:.M6])" office:value-type="float" office:value="134.6424175" calcext:value-type="float">
            <text:p>134.6424175</text:p>
          </table:table-cell>
          <table:table-cell office:value-type="float" office:value="64" calcext:value-type="float">
            <text:p>64</text:p>
          </table:table-cell>
          <table:table-cell office:value-type="float" office:value="8.50434" calcext:value-type="float">
            <text:p>8.50434</text:p>
          </table:table-cell>
          <table:table-cell office:value-type="float" office:value="126.761" calcext:value-type="float">
            <text:p>126.761</text:p>
          </table:table-cell>
          <table:table-cell office:value-type="float" office:value="127.874" calcext:value-type="float">
            <text:p>127.874</text:p>
          </table:table-cell>
          <table:table-cell office:value-type="float" office:value="164.451" calcext:value-type="float">
            <text:p>164.451</text:p>
          </table:table-cell>
          <table:table-cell office:value-type="float" office:value="129.474" calcext:value-type="float">
            <text:p>129.474</text:p>
          </table:table-cell>
          <table:table-cell office:value-type="float" office:value="168.676" calcext:value-type="float">
            <text:p>168.676</text:p>
          </table:table-cell>
          <table:table-cell office:value-type="float" office:value="160.901" calcext:value-type="float">
            <text:p>160.901</text:p>
          </table:table-cell>
          <table:table-cell office:value-type="float" office:value="190.498" calcext:value-type="float">
            <text:p>190.49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IN([.F7:.M7])" office:value-type="float" office:value="4.49394" calcext:value-type="float">
            <text:p>4.49394</text:p>
          </table:table-cell>
          <table:table-cell table:formula="of:=MAX([.F7:.M7])" office:value-type="float" office:value="324.615" calcext:value-type="float">
            <text:p>324.615</text:p>
          </table:table-cell>
          <table:table-cell table:style-name="ce3" table:formula="of:=AVERAGE([.F7:.M7])" office:value-type="float" office:value="236.4848675" calcext:value-type="float">
            <text:p>236.4848675</text:p>
          </table:table-cell>
          <table:table-cell office:value-type="float" office:value="32" calcext:value-type="float">
            <text:p>32</text:p>
          </table:table-cell>
          <table:table-cell office:value-type="float" office:value="4.49394" calcext:value-type="float">
            <text:p>4.49394</text:p>
          </table:table-cell>
          <table:table-cell office:value-type="float" office:value="219.94" calcext:value-type="float">
            <text:p>219.94</text:p>
          </table:table-cell>
          <table:table-cell office:value-type="float" office:value="223.629" calcext:value-type="float">
            <text:p>223.629</text:p>
          </table:table-cell>
          <table:table-cell office:value-type="float" office:value="305.442" calcext:value-type="float">
            <text:p>305.442</text:p>
          </table:table-cell>
          <table:table-cell office:value-type="float" office:value="218.373" calcext:value-type="float">
            <text:p>218.373</text:p>
          </table:table-cell>
          <table:table-cell office:value-type="float" office:value="298.965" calcext:value-type="float">
            <text:p>298.965</text:p>
          </table:table-cell>
          <table:table-cell office:value-type="float" office:value="296.421" calcext:value-type="float">
            <text:p>296.421</text:p>
          </table:table-cell>
          <table:table-cell office:value-type="float" office:value="324.615" calcext:value-type="float">
            <text:p>324.61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table:formula="of:=MIN([.F8:.M8])" office:value-type="float" office:value="3.77742" calcext:value-type="float">
            <text:p>3.77742</text:p>
          </table:table-cell>
          <table:table-cell table:style-name="ce2" table:formula="of:=MAX([.F8:.M8])" office:value-type="float" office:value="504.829" calcext:value-type="float">
            <text:p>504.829</text:p>
          </table:table-cell>
          <table:table-cell table:style-name="ce3" table:formula="of:=AVERAGE([.F8:.M8])" office:value-type="float" office:value="346.6934275" calcext:value-type="float">
            <text:p>346.6934275</text:p>
          </table:table-cell>
          <table:table-cell office:value-type="float" office:value="16" calcext:value-type="float">
            <text:p>16</text:p>
          </table:table-cell>
          <table:table-cell office:value-type="float" office:value="3.77742" calcext:value-type="float">
            <text:p>3.77742</text:p>
          </table:table-cell>
          <table:table-cell office:value-type="float" office:value="306.897" calcext:value-type="float">
            <text:p>306.897</text:p>
          </table:table-cell>
          <table:table-cell office:value-type="float" office:value="309.825" calcext:value-type="float">
            <text:p>309.825</text:p>
          </table:table-cell>
          <table:table-cell office:value-type="float" office:value="447.618" calcext:value-type="float">
            <text:p>447.618</text:p>
          </table:table-cell>
          <table:table-cell office:value-type="float" office:value="311.581" calcext:value-type="float">
            <text:p>311.581</text:p>
          </table:table-cell>
          <table:table-cell office:value-type="float" office:value="440.785" calcext:value-type="float">
            <text:p>440.785</text:p>
          </table:table-cell>
          <table:table-cell office:value-type="float" office:value="448.235" calcext:value-type="float">
            <text:p>448.235</text:p>
          </table:table-cell>
          <table:table-cell office:value-type="float" office:value="504.829" calcext:value-type="float">
            <text:p>504.82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table:formula="of:=MIN([.F9:.M9])" office:value-type="float" office:value="5.21436" calcext:value-type="float">
            <text:p>5.21436</text:p>
          </table:table-cell>
          <table:table-cell table:style-name="ce2" table:formula="of:=MAX([.F9:.M9])" office:value-type="float" office:value="648.211" calcext:value-type="float">
            <text:p>648.211</text:p>
          </table:table-cell>
          <table:table-cell table:style-name="ce3" table:formula="of:=AVERAGE([.F9:.M9])" office:value-type="float" office:value="442.968545" calcext:value-type="float">
            <text:p>442.968545</text:p>
          </table:table-cell>
          <table:table-cell office:value-type="float" office:value="8" calcext:value-type="float">
            <text:p>8</text:p>
          </table:table-cell>
          <table:table-cell office:value-type="float" office:value="5.21436" calcext:value-type="float">
            <text:p>5.21436</text:p>
          </table:table-cell>
          <table:table-cell office:value-type="float" office:value="391.892" calcext:value-type="float">
            <text:p>391.892</text:p>
          </table:table-cell>
          <table:table-cell office:value-type="float" office:value="386.44" calcext:value-type="float">
            <text:p>386.44</text:p>
          </table:table-cell>
          <table:table-cell office:value-type="float" office:value="580.85" calcext:value-type="float">
            <text:p>580.85</text:p>
          </table:table-cell>
          <table:table-cell office:value-type="float" office:value="382.769" calcext:value-type="float">
            <text:p>382.769</text:p>
          </table:table-cell>
          <table:table-cell office:value-type="float" office:value="568.226" calcext:value-type="float">
            <text:p>568.226</text:p>
          </table:table-cell>
          <table:table-cell office:value-type="float" office:value="580.146" calcext:value-type="float">
            <text:p>580.146</text:p>
          </table:table-cell>
          <table:table-cell office:value-type="float" office:value="648.211" calcext:value-type="float">
            <text:p>648.211</text:p>
          </table:table-cell>
          <table:table-cell/>
        </table:table-row>
        <table:table-row table:style-name="ro1" table:number-rows-repeated="6">
          <table:table-cell table:number-columns-repeated="14"/>
        </table:table-row>
        <table:table-row table:style-name="ro1">
          <table:table-cell/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Barrier Time</text:p>
          </table:table-cell>
          <table:table-cell table:number-columns-repeated="2"/>
          <table:table-cell office:value-type="string" calcext:value-type="string">
            <text:p>Partition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1:39:25.446173329</meta:creation-date>
    <meta:generator>LibreOffice/4.2.8.2$Linux_X86_64 LibreOffice_project/420m0$Build-2</meta:generator>
    <dc:date>2016-03-01T12:05:17.529188606</dc:date>
    <meta:editing-duration>PT9M41S</meta:editing-duration>
    <meta:editing-cycles>4</meta:editing-cycles>
    <meta:document-statistic meta:table-count="1" meta:cell-count="114" meta:object-count="0"/>
  </office:meta>
</office:document-meta>
</file>